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3000001A7481C373674A25B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8776" officeooo:paragraph-rsid="000b8776" style:font-weight-asian="bold" style:font-weight-complex="bold"/>
    </style:style>
    <style:style style:name="T1" style:family="text">
      <style:text-properties officeooo:rsid="000c35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VLANs Using GNS3</text:p>
      <text:p text:style-name="P2">Rhea Adhikari</text:p>
      <text:p text:style-name="P2">190905156</text:p>
      <text:p text:style-name="P2">Roll No : 23 </text:p>
      <text:p text:style-name="P2">CSE-<text:span text:style-name="T1">D</text:span></text:p>
      <text:p text:style-name="P2"/>
      <text:p text:style-name="P2"/>
      <text:p text:style-name="P2"><draw:frame draw:style-name="fr1" draw:name="Image1" text:anchor-type="paragraph" svg:width="17cm" svg:height="7.112cm" draw:z-index="0"><draw:image xlink:href="Pictures/10000201000003F3000001A7481C373674A25B7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3:46:53.163485729</meta:creation-date>
    <dc:date>2021-11-23T14:53:00.777061650</dc:date>
    <meta:editing-duration>PT55M5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13" meta:character-count="66" meta:non-whitespace-character-count="57"/>
  </office:meta>
</office:document-meta>
</file>